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" draw:marker-end-width="0.3cm"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6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874cm"/>
    </style:style>
    <style:style style:name="gr10" style:family="graphic" style:parent-style-name="standard">
      <style:graphic-properties draw:stroke="none" svg:stroke-color="#000000" draw:fill="none" draw:fill-color="#ffffff" fo:min-height="1.673cm"/>
    </style:style>
    <style:style style:name="gr11" style:family="graphic" style:parent-style-name="standard">
      <style:graphic-properties draw:stroke="none" svg:stroke-color="#000000" draw:fill="none" draw:fill-color="#ffffff" fo:min-height="1.772cm"/>
    </style:style>
    <style:style style:name="gr12" style:family="graphic" style:parent-style-name="objectwithoutfill">
      <style:graphic-properties draw:marker-end="Arrow" draw:fill="none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Fine_20_Dashed" svg:stroke-color="#ff0000" draw:marker-end="Arrow" draw:marker-end-width="0.3cm" draw:fill="none" draw:textarea-vertical-align="middle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1.7cm" svg:height="1.5cm" svg:x="18.2cm" svg:y="13.92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2" draw:id="id2" draw:layer="layout" svg:width="2.8cm" svg:height="0.9cm" svg:x="17.6cm" svg:y="16.425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2.8cm" svg:height="0.9cm" svg:x="17.6cm" svg:y="18.225cm">
          <text:p text:style-name="P1">us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7cm" svg:height="1.5cm" svg:x="24.901cm" svg:y="13.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xml:id="id5" draw:id="id5" draw:layer="layout" svg:width="2.8cm" svg:height="0.9cm" svg:x="24.301cm" svg:y="16.4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2.6cm" svg:height="2.125cm" svg:x="17.8cm" svg:y="10.6cm">
          <text:p text:style-name="P1">ext3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3cm" svg:height="1.3cm" svg:x="20.7cm" svg:y="22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3cm" svg:height="1.3cm" svg:x="15.4cm" svg:y="22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8.1cm" svg:y="22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3cm" svg:height="1.3cm" svg:x="24.101cm" svg:y="2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601cm" svg:height="2.2cm" svg:x="24.6cm" svg:y="10.4cm">
          <text:p text:style-name="P1">minix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20.4cm" svg:y1="18.675cm" svg:x2="20.4cm" svg:y2="16.875cm" draw:start-shape="id1" draw:start-glue-point="1" draw:end-shape="id2" draw:end-glue-point="1" svg:d="M20400 18675h501v-1800h-501" svg:viewBox="0 0 502 1801">
          <text:p/>
        </draw:connector>
        <draw:line draw:style-name="gr6" draw:text-style-name="P1" draw:layer="layout" svg:x1="19.7cm" svg:y1="11.7cm" svg:x2="25.1cm" svg:y2="11.7cm">
          <text:p/>
        </draw:line>
        <draw:connector draw:style-name="gr6" draw:text-style-name="P1" draw:layer="layout" svg:x1="15.879cm" svg:y1="13.17cm" svg:x2="18.2cm" svg:y2="14.863cm" draw:end-shape="id3" draw:end-glue-point="6" svg:d="M15879 13170h910v1693h1411" svg:viewBox="0 0 2322 1694">
          <text:p/>
        </draw:connector>
        <draw:connector draw:style-name="gr6" draw:text-style-name="P1" draw:layer="layout" svg:x1="15.957cm" svg:y1="11.03cm" svg:x2="18.45cm" svg:y2="11.663cm" draw:end-shape="id4" draw:end-glue-point="5" svg:d="M15957 11030h671v633h1822" svg:viewBox="0 0 2494 634">
          <text:p/>
        </draw:connector>
        <draw:line draw:style-name="gr6" draw:text-style-name="P1" draw:layer="layout" svg:x1="25.501cm" svg:y1="15.4cm" svg:x2="25.501cm" svg:y2="16.3cm">
          <text:p/>
        </draw:line>
        <draw:line draw:style-name="gr6" draw:text-style-name="P1" draw:layer="layout" svg:x1="18.8cm" svg:y1="15.425cm" svg:x2="18.8cm" svg:y2="16.525cm">
          <text:p/>
        </draw:line>
        <draw:connector draw:style-name="gr6" draw:text-style-name="P1" draw:layer="layout" svg:x1="24.301cm" svg:y1="16.85cm" svg:x2="24.101cm" svg:y2="23.05cm" draw:start-shape="id5" draw:start-glue-point="3" draw:end-shape="id6" draw:end-glue-point="6" svg:d="M24301 16850h-701v6200h501" svg:viewBox="0 0 702 6201">
          <text:p/>
        </draw:connector>
        <draw:frame draw:style-name="gr7" draw:layer="layout" svg:width="3cm" svg:height="1.925cm" svg:x="9.5cm" svg:y="10.4cm">
          <draw:text-box>
            <text:p>挂载点</text:p>
            <text:p>mount</text:p>
          </draw:text-box>
        </draw:frame>
        <draw:connector draw:style-name="gr6" draw:text-style-name="P1" draw:layer="layout" svg:x1="17.6cm" svg:y1="16.875cm" svg:x2="15.4cm" svg:y2="23.175cm" draw:start-shape="id2" draw:start-glue-point="3" draw:end-shape="id7" draw:end-glue-point="6" svg:d="M17600 16875h-2701v6300h501" svg:viewBox="0 0 2702 6301">
          <text:p/>
        </draw:connector>
        <draw:line draw:style-name="gr8" draw:text-style-name="P1" draw:layer="layout" svg:x1="16.7cm" svg:y1="23.225cm" svg:x2="18.3cm" svg:y2="23.225cm">
          <text:p/>
        </draw:line>
        <draw:line draw:style-name="gr8" draw:text-style-name="P1" draw:layer="layout" svg:x1="19.3cm" svg:y1="23.125cm" svg:x2="21cm" svg:y2="23.125cm">
          <text:p/>
        </draw:line>
        <draw:frame draw:style-name="gr9" draw:layer="layout" svg:width="4.5cm" svg:height="2.124cm" svg:x="9.3cm" svg:y="13.701cm">
          <draw:text-box>
            <text:p>超级块</text:p>
            <text:p>super_block</text:p>
          </draw:text-box>
        </draw:frame>
        <draw:frame draw:style-name="gr10" draw:layer="layout" svg:width="3cm" svg:height="1.923cm" svg:x="9.3cm" svg:y="16.402cm">
          <draw:text-box>
            <text:p>目录项</text:p>
            <text:p>dentry</text:p>
          </draw:text-box>
        </draw:frame>
        <draw:frame draw:style-name="gr11" draw:layer="layout" svg:width="3.1cm" svg:height="2.022cm" svg:x="9.3cm" svg:y="21.678cm">
          <draw:text-box>
            <text:p>索引节点</text:p>
            <text:p>inode</text:p>
          </draw:text-box>
        </draw:frame>
        <draw:line draw:style-name="gr8" draw:text-style-name="P1" draw:layer="layout" svg:x1="19.2cm" svg:y1="12.825cm" svg:x2="19.2cm" svg:y2="13.925cm">
          <text:p/>
        </draw:line>
        <draw:line draw:style-name="gr8" draw:text-style-name="P1" draw:layer="layout" svg:x1="26.001cm" svg:y1="12.7cm" svg:x2="26.001cm" svg:y2="14cm">
          <text:p/>
        </draw:line>
        <draw:connector draw:style-name="gr5" draw:text-style-name="P1" draw:layer="layout" svg:x1="17.6cm" svg:y1="18.675cm" svg:x2="17.6cm" svg:y2="16.875cm" draw:start-shape="id1" draw:start-glue-point="3" draw:end-shape="id2" draw:end-glue-point="3" svg:d="M17600 18675h-501v-1800h501" svg:viewBox="0 0 502 1801">
          <text:p/>
        </draw:connector>
        <draw:custom-shape draw:style-name="gr2" draw:text-style-name="P1" xml:id="id8" draw:id="id8" draw:layer="layout" svg:width="2.8cm" svg:height="0.9cm" svg:x="17.599cm" svg:y="20.024cm">
          <text:p text:style-name="P1">t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0.4cm" svg:y1="18.674cm" svg:x2="20.399cm" svg:y2="20.474cm" draw:end-shape="id8" draw:end-glue-point="1" svg:d="M20400 18674h500v1800h-501" svg:viewBox="0 0 502 1801">
          <text:p/>
        </draw:connector>
        <draw:connector draw:style-name="gr5" draw:text-style-name="P1" draw:layer="layout" svg:x1="17.6cm" svg:y1="18.674cm" svg:x2="17.599cm" svg:y2="20.474cm" draw:end-shape="id8" draw:end-glue-point="3" svg:d="M17600 18674h-502v1800h501" svg:viewBox="0 0 503 1801">
          <text:p/>
        </draw:connector>
        <draw:line draw:style-name="gr6" draw:text-style-name="P1" draw:layer="layout" svg:x1="19.2cm" svg:y1="20.925cm" svg:x2="21.2cm" svg:y2="22.5cm">
          <text:p/>
        </draw:line>
        <draw:path draw:style-name="gr12" draw:text-style-name="P1" draw:layer="layout" svg:width="5.195cm" svg:height="3.653cm" draw:transform="skewX (-0.904255085458262) rotate (-2.88799631327502) translate (23.9296768509975cm 21.496427070584cm)" svg:viewBox="0 0 5196 3654" svg:d="M0 3654c5141 0 5196-3654 5196-3654l-96 62">
          <text:p/>
        </draw:path>
        <draw:custom-shape draw:style-name="gr13" draw:text-style-name="P1" draw:layer="layout" svg:width="31.3cm" svg:height="19.3cm" svg:x="9.3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20.5cm" svg:y1="20.5cm" svg:x2="25.1cm" svg:y2="12.6cm">
          <text:p text:style-name="P1">已挂载</text:p>
        </draw:line>
        <draw:line draw:style-name="gr6" draw:text-style-name="P1" draw:layer="layout" svg:x1="19.899cm" svg:y1="14.55cm" svg:x2="25.1cm" svg:y2="14.6cm">
          <text:p/>
        </draw:line>
        <draw:custom-shape draw:style-name="gr15" draw:text-style-name="P1" draw:layer="layout" svg:width="1.7cm" svg:height="1.5cm" svg:x="30.5cm" svg:y="13.89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1" xml:id="id9" draw:id="id9" draw:layer="layout" svg:width="2.8cm" svg:height="0.9cm" svg:x="29.8cm" svg:y="16.399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1" draw:id="id11" draw:layer="layout" svg:width="1.3cm" svg:height="1.3cm" svg:x="29.6cm" svg:y="22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3cm" svg:height="1.3cm" svg:x="31.6cm" svg:y="22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601cm" svg:height="2.2cm" svg:x="30.099cm" svg:y="10.399cm">
          <text:p text:style-name="P1">nfs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" xml:id="id10" draw:id="id10" draw:layer="layout" svg:width="2.8cm" svg:height="0.9cm" svg:x="29.6cm" svg:y="18.399cm">
          <text:p text:style-name="P1">lo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9.8cm" svg:y1="16.849cm" svg:x2="29.6cm" svg:y2="18.849cm" draw:start-shape="id9" draw:start-glue-point="3" draw:end-shape="id10" draw:end-glue-point="3" svg:d="M29800 16849h-701v2000h501" svg:viewBox="0 0 702 2001">
          <text:p/>
        </draw:connector>
        <draw:connector draw:style-name="gr5" draw:text-style-name="P1" draw:layer="layout" svg:x1="32.4cm" svg:y1="18.849cm" svg:x2="32.6cm" svg:y2="16.849cm" draw:start-shape="id10" draw:start-glue-point="1" draw:end-shape="id9" draw:end-glue-point="1" svg:d="M32400 18849h701v-2000h-501" svg:viewBox="0 0 702 2001">
          <text:p/>
        </draw:connector>
        <draw:line draw:style-name="gr6" draw:text-style-name="P1" draw:layer="layout" svg:x1="31.2cm" svg:y1="15.399cm" svg:x2="31.2cm" svg:y2="16.299cm">
          <text:p/>
        </draw:line>
        <draw:line draw:style-name="gr6" draw:text-style-name="P1" draw:layer="layout" svg:x1="31cm" svg:y1="19.299cm" svg:x2="32.299cm" svg:y2="22.299cm">
          <text:p/>
        </draw:line>
        <draw:connector draw:style-name="gr6" draw:text-style-name="P1" draw:layer="layout" svg:x1="29.8cm" svg:y1="16.849cm" svg:x2="29.6cm" svg:y2="23.049cm" draw:start-shape="id9" draw:start-glue-point="3" draw:end-shape="id11" draw:end-glue-point="6" svg:d="M29800 16849h-701v6200h501" svg:viewBox="0 0 702 6201">
          <text:p/>
        </draw:connector>
        <draw:line draw:style-name="gr8" draw:text-style-name="P1" draw:layer="layout" svg:x1="30.9cm" svg:y1="22.999cm" svg:x2="31.8cm" svg:y2="22.999cm">
          <text:p/>
        </draw:line>
        <draw:line draw:style-name="gr8" draw:text-style-name="P1" draw:layer="layout" svg:x1="31.5cm" svg:y1="12.699cm" svg:x2="31.5cm" svg:y2="13.999cm">
          <text:p/>
        </draw:line>
        <draw:line draw:style-name="gr6" draw:text-style-name="P1" draw:layer="layout" svg:x1="26.7cm" svg:y1="11.6cm" svg:x2="30.499cm" svg:y2="11.65cm">
          <text:p/>
        </draw:line>
        <draw:line draw:style-name="gr14" draw:text-style-name="P1" draw:layer="layout" svg:x1="27.3cm" svg:y1="16.9cm" svg:x2="30.8cm" svg:y2="12.6cm">
          <text:p text:style-name="P1">已挂载</text:p>
        </draw:line>
        <draw:line draw:style-name="gr6" draw:text-style-name="P1" draw:layer="layout" svg:x1="26.6cm" svg:y1="14.5cm" svg:x2="30.5cm" svg:y2="14.595cm">
          <text:p/>
        </draw:line>
        <draw:custom-shape draw:style-name="gr17" draw:text-style-name="P1" draw:layer="layout" svg:width="5.4cm" svg:height="0.9cm" svg:x="23.9cm" svg:y="7cm">
          <text:p text:style-name="P1">&lt;ext3, tmp&gt;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6.6cm" svg:height="1.925cm" svg:x="9.5cm" svg:y="7.101cm">
          <draw:text-box>
            <text:p>挂载点哈希表</text:p>
            <text:p>mount_hashtable</text:p>
          </draw:text-box>
        </draw:frame>
        <draw:custom-shape draw:style-name="gr17" draw:text-style-name="P1" draw:layer="layout" svg:width="5.4cm" svg:height="0.9cm" svg:x="29.3cm" svg:y="7cm">
          <text:p text:style-name="P1">&lt;minix, /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5.4cm" svg:height="0.9cm" svg:x="34.7cm" svg:y="7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25.9cm" svg:y1="7.9cm" svg:x2="25.9cm" svg:y2="10.1cm">
          <text:p text:style-name="P1"/>
        </draw:line>
        <draw:line draw:style-name="gr14" draw:text-style-name="P1" draw:layer="layout" svg:x1="31.4cm" svg:y1="7.9cm" svg:x2="31.418cm" svg:y2="10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5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1-20T21:28:01.646090555</dc:date>
    <meta:editing-duration>PT3H46M14S</meta:editing-duration>
    <meta:editing-cycles>76</meta:editing-cycles>
    <meta:generator>LibreOffice/4.2.7.2$Linux_x86 LibreOffice_project/420m0$Build-2</meta:generator>
    <meta:document-statistic meta:object-count="58"/>
  </office:meta>
</office:document-meta>
</file>